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9.171cm"/>
    </style:style>
    <style:style style:name="gr3" style:family="graphic" style:parent-style-name="standard">
      <style:graphic-properties draw:fill-color="#77216f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-color="#77216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1.433cm" svg:height="5.85cm" svg:x="4.667cm" svg:y="9.55cm">
          <text:p text:style-name="P1">The Matlab Model calculates the</text:p>
          <text:p text:style-name="P1">Rotor RPM to stablilise</text:p>
          <text:p text:style-name="P1">the Quadrocopter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3.3cm" svg:height="4.5cm" svg:x="3.75cm" svg:y="3.7cm">
          <text:p text:style-name="P1"><text:span text:style-name="T1">Steering the </text:span><text:span text:style-name="T1">Quadrocopt</text:span><text:span text:style-name="T1">er</text:span></text:p>
          <text:p text:style-name="P1">With head movements by sending</text:p>
          <text:p text:style-name="P1">Data to the matlab model for example</text:p>
          <text:p text:style-name="P1">Tilt angle.</text:p>
          <text:p text:style-name="P1"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9.671cm" svg:height="2.453cm" svg:x="6.222cm" svg:y="24.3cm">
          <draw:text-box>
            <text:p text:style-name="P1"><text:span text:style-name="T2">Virtually steering </text:span></text:p>
            <text:p text:style-name="P1"><text:span text:style-name="T2">the Quadrocopter</text:span></text:p>
          </draw:text-box>
        </draw:frame>
        <draw:custom-shape draw:style-name="gr1" draw:text-style-name="P1" draw:layer="layout" svg:width="16.8cm" svg:height="4.45cm" svg:x="2.65cm" svg:y="18.15cm">
          <text:p text:style-name="P1"/>
          <text:p text:style-name="P1"/>
          <text:p text:style-name="P1">VREP Quadrocpter Object shows the </text:p>
          <text:p text:style-name="P1">new tilt and new RPM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4cm" svg:height="2.299cm" svg:x="5.25cm" svg:y="14.401cm">
          <text:p text:style-name="P1"/>
          <text:p text:style-name="P1">Calculated</text:p>
          <text:p text:style-name="P1">RPM</text:p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3.35cm" svg:height="2.299cm" svg:x="11.835cm" svg:y="14.401cm">
          <text:p text:style-name="P1"><text:s/></text:p>
          <text:p text:style-name="P1">Calculated</text:p>
          <text:p text:style-name="P1">Tilt</text:p>
          <text:p text:style-name="P1"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7.3cm" svg:y1="16.4cm" svg:x2="9.3cm" svg:y2="18.4cm">
          <text:p/>
        </draw:line>
        <draw:line draw:style-name="gr4" draw:text-style-name="P4" draw:layer="layout" svg:x1="13.4cm" svg:y1="16.3cm" svg:x2="11.25cm" svg:y2="18.45cm">
          <text:p/>
        </draw:line>
        <draw:connector draw:style-name="gr4" draw:text-style-name="P4" draw:layer="layout" draw:type="line" svg:x1="10.4cm" svg:y1="8.2cm" svg:x2="10.383cm" svg:y2="9.55cm" draw:start-shape="id1" draw:end-shape="id2" svg:d="M10400 8200l-17 1350" svg:viewBox="0 0 18 13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1T13:23:40.990985140</meta:creation-date>
    <dc:date>2017-03-28T16:38:10.909589234</dc:date>
    <meta:editing-duration>PT1H19M54S</meta:editing-duration>
    <meta:editing-cycles>12</meta:editing-cycles>
    <meta:generator>LibreOffice/5.1.6.2$Linux_X86_64 LibreOffice_project/10m0$Build-2</meta:generator>
    <meta:document-statistic meta:object-count="9"/>
  </office:meta>
</office:document-meta>
</file>